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thJax Math" svg:font-family="'MathJax Math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5"/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 style:list-style-name="L5">
      <style:paragraph-properties fo:text-align="center" style:justify-single-word="false"/>
    </style:style>
    <style:style style:name="P9" style:family="paragraph" style:parent-style-name="Text_20_body" style:list-style-name="L2">
      <style:paragraph-properties fo:margin-top="0cm" fo:margin-bottom="0cm"/>
    </style:style>
    <style:style style:name="T1" style:family="text">
      <style:text-properties style:font-name="MathJax Math" fo:font-style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weta Rafał 209180</text:p>
      <text:p text:style-name="P2"/>
      <text:p text:style-name="P2">Sprawozdanie z sortowania przez scalanie (wykonano na kolejce „array”)</text:p>
      <text:p text:style-name="P2"/>
      <text:p text:style-name="P3">1. Wygląd funkcji</text:p>
      <text:p text:style-name="P3"/>
      <text:p text:style-name="P3"><text:tab/>void Queue::scal(int lewy, int srodek, int prawy)</text:p>
      <text:p text:style-name="P3"><text:tab/>{</text:p>
      <text:p text:style-name="P3"><text:s text:c="3"/><text:tab/><text:tab/> int i, j;</text:p>
      <text:p text:style-name="P3"/>
      <text:p text:style-name="P3"><text:s text:c="3"/><text:tab/><text:tab/> //zapisujemy lewą częsć podtablicy w tablicy pomocniczej</text:p>
      <text:p text:style-name="P3"><text:s text:c="4"/><text:tab/><text:tab/>for(i = srodek + 1; i&gt;lewy; i--)</text:p>
      <text:p text:style-name="P3"><text:s text:c="7"/><text:tab/><text:tab/><text:tab/> pom[i-1] = Q[i-1];</text:p>
      <text:p text:style-name="P3"/>
      <text:p text:style-name="P3"><text:s text:c="4"/><text:tab/><text:tab/>//zapisujemy prawą częsć podtablicy w tablicy pomocniczej</text:p>
      <text:p text:style-name="P3"><text:s text:c="4"/><text:tab/><text:tab/>for(j = srodek; j&lt;prawy; j++)</text:p>
      <text:p text:style-name="P3"><text:s text:c="8"/><text:tab/><text:tab/><text:tab/>pom[prawy+srodek-j] = Q[j+1];</text:p>
      <text:p text:style-name="P3"/>
      <text:p text:style-name="P3"><text:s text:c="4"/><text:tab/><text:tab/>//scalenie dwóch podtablic pomocniczych i zapisanie ich</text:p>
      <text:p text:style-name="P3"><text:s text:c="2"/><text:tab/><text:tab/>//we własciwej tablicy</text:p>
      <text:p text:style-name="P3"><text:s text:c="2"/><text:tab/><text:tab/> for(int k=lewy;k&lt;=prawy;k++)</text:p>
      <text:p text:style-name="P3"><text:s text:c="7"/><text:tab/><text:tab/><text:tab/> if(pom[j]&lt;pom[i])</text:p>
      <text:p text:style-name="P3"><text:s text:c="12"/><text:tab/><text:tab/><text:tab/>Q[k] = pom[j--];</text:p>
      <text:p text:style-name="P3"><text:s text:c="8"/><text:tab/><text:tab/><text:tab/>else</text:p>
      <text:p text:style-name="P3"><text:s text:c="12"/><text:tab/><text:tab/><text:tab/>Q[k] = pom[i++];</text:p>
      <text:p text:style-name="P3"><text:tab/>}</text:p>
      <text:p text:style-name="P3"><text:tab/><text:tab/></text:p>
      <text:p text:style-name="P3"><text:tab/>void Queue::merge_sort(int lewy, int prawy)</text:p>
      <text:p text:style-name="P3"><text:tab/>{</text:p>
      <text:p text:style-name="P3"><text:s text:c="3"/><text:tab/><text:tab/> //gdy mamy jeden element, to jest on już posortowany</text:p>
      <text:p text:style-name="P3"><text:s text:c="4"/><text:tab/><text:tab/>if(prawy&lt;=lewy) return;</text:p>
      <text:p text:style-name="P3"/>
      <text:p text:style-name="P3"><text:s text:c="3"/><text:tab/><text:tab/> //znajdujemy srodek podtablicy</text:p>
      <text:p text:style-name="P3"><text:s text:c="4"/><text:tab/><text:tab/>int srodek = (prawy+lewy)/2;</text:p>
      <text:p text:style-name="P3"/>
      <text:p text:style-name="P3"><text:s/><text:tab/><text:tab/>//dzielimy tablice na częsć lewą i prawa</text:p>
      <text:p text:style-name="P3"><text:s text:c="4"/><text:tab/><text:tab/>merge_sort(lewy, srodek);</text:p>
      <text:p text:style-name="P3"><text:s text:c="3"/><text:tab/><text:tab/> merge_sort(srodek+1, prawy);</text:p>
      <text:p text:style-name="P3"/>
      <text:p text:style-name="P3"><text:s text:c="4"/><text:tab/><text:tab/>//scalamy dwie już posortowane tablice</text:p>
      <text:p text:style-name="P3"><text:s text:c="4"/><text:tab/><text:tab/>scal(lewy, srodek, prawy);</text:p>
      <text:p text:style-name="P3"><text:tab/>}<text:tab/></text:p>
      <text:p text:style-name="P3"/>
      <text:p text:style-name="P3">2. Zalety i wady algorytmu sortowania przez scalanie</text:p>
      <text:p text:style-name="P3"><text:tab/>Zalety algorytmu</text:p>
      <text:list xml:id="list1526773192" text:style-name="L2">
        <text:list-item>
          <text:p text:style-name="P9">prostota implementacji </text:p>
        </text:list-item>
        <text:list-item>
          <text:p text:style-name="P9">wydajność </text:p>
        </text:list-item>
        <text:list-item>
          <text:p text:style-name="P9">stabilność </text:p>
        </text:list-item>
        <text:list-item>
          <text:p text:style-name="P4">algorytm sortuje zbiór <text:span text:style-name="Strong_20_Emphasis">n-elementowy</text:span> w czasie proporcjonalnym do liczby <text:bookmark text:name="MathJax-Element-2-Frame"/><text:bookmark text:name="MathJax-Span-10"/><text:bookmark text:name="MathJax-Span-11"/><text:bookmark text:name="MathJax-Span-12"/><text:span text:style-name="T1">n</text:span><text:bookmark text:name="MathJax-Span-13"/><text:span text:style-name="T1">l</text:span><text:bookmark text:name="MathJax-Span-14"/><text:span text:style-name="T1">o</text:span><text:bookmark text:name="MathJax-Span-15"/><text:span text:style-name="T1">g</text:span><text:bookmark text:name="MathJax-Span-16"/><text:span text:style-name="T1">n</text:span> bez względu na rodzaj danych wejściowych </text:p>
        </text:list-item>
      </text:list>
      <text:h text:style-name="P1" text:outline-level="3"><text:soft-page-break/> <text:tab/><text:span text:style-name="T2">Wady algorytmu</text:span></text:h>
      <text:list xml:id="list599269921" text:style-name="L3">
        <text:list-item>
          <text:p text:style-name="P5"><text:span text:style-name="T3">podczas scalania potrzebny jest dodatkowy obszar pamięci przechowujący kopie podtablic do scalenia </text:span></text:p>
        </text:list-item>
      </text:list>
      <text:list xml:id="list1361029056" text:style-name="L5">
        <text:list-item>
          <text:p text:style-name="P6">Analiza przypadków</text:p>
          <text:p text:style-name="P6">a) optymistyczny</text:p>
          <text:list>
            <text:list-header>
              <text:p text:style-name="P6">Tablica będzie już posortowana, lub znajdować się będzie na niej tylko jeden element, czyli jest już posorotwana.</text:p>
            </text:list-header>
          </text:list>
          <text:p text:style-name="P6">b) średni</text:p>
          <text:list text:continue-numbering="true">
            <text:list-header>
              <text:p text:style-name="P6"/>
            </text:list-header>
          </text:list>
          <text:p text:style-name="P6">c) pesymistyczny</text:p>
          <text:list text:continue-numbering="true">
            <text:list-header>
              <text:p text:style-name="P6">Danych do sortowania będzie tyle że nie starczy pamięci na dane dla dwóch tablic dynamicznych tego samego rozmiaru (jedna oryginał, druga pomocnicza). </text:p>
              <text:p text:style-name="P6">Np. podczas wykonywania testu 100 000 000 liczb szczytowe zużycie pamięci ram wynosiło 53% . Po ukończeniu procesu drastycznie zmalało(zwolnienie pamięci dynamicznej w destruktorze). </text:p>
            </text:list-header>
          </text:list>
        </text:list-item>
        <text:list-item>
          <text:p text:style-name="P6">Wykres</text:p>
          <text:p text:style-name="P8">Tab. 1 Dane pomiarowe</text:p>
        </text:list-item>
      </text:list>
      <text:p text:style-name="P7"><draw:frame draw:style-name="fr2" draw:name="Obiekt2" text:anchor-type="paragraph" svg:width="4.516cm" svg:height="3.8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draw:frame draw:style-name="fr1" draw:name="Obiekt1" text:anchor-type="paragraph" svg:x="0.845cm" svg:y="3.863cm" svg:width="16cm" svg:height="9.2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P7">Rys.1 Najwyraźniej złożoność obliczeniowa równa O(n).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athJax Math" svg:font-family="'MathJax Math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Serweta</meta:initial-creator>
    <meta:creation-date>2015-04-16T10:12:04</meta:creation-date>
    <meta:generator>LibreOffice/3.5$Linux_X86_64 LibreOffice_project/350m1$Build-2</meta:generator>
    <dc:date>2015-04-16T11:03:18</dc:date>
    <dc:creator>Rafał Serweta</dc:creator>
    <meta:editing-duration>PT50M15S</meta:editing-duration>
    <meta:editing-cycles>19</meta:editing-cycles>
    <meta:document-statistic meta:table-count="0" meta:image-count="0" meta:object-count="2" meta:page-count="3" meta:paragraph-count="51" meta:word-count="258" meta:character-count="2001" meta:non-whitespace-character-count="16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9cm" svg:height="9.298cm" xlink:href="." xlink:type="simple" chart:class="chart:scatter" chart:style-name="ch1">
        <chart:plot-area chart:style-name="ch2" chart:data-source-has-labels="both" svg:x="0.769cm" svg:y="0.875cm" svg:width="14.592cm" svg:height="7.818cm">
          <chartooo:coordinate-region svg:x="1.761cm" svg:y="1.074cm" svg:width="12.765cm" svg:height="6.972cm"/>
          <chart:axis chart:dimension="x" chart:name="primary-x" chart:style-name="ch3" chartooo:axis-type="auto">
            <chart:categories table:cell-range-address="local-table.$A$2:.$A$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0">
                <text:p>1000000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0">
                <text:p>100000000</text:p>
              </table:table-cell>
              <table:table-cell office:value-type="float" office:value="2216">
                <text:p>2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2">
          <table:table-cell office:value-type="string">
            <text:p>ilosc_liczb</text:p>
          </table:table-cell>
          <table:table-cell office:value-type="string">
            <text:p>czas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000000">
            <text:p>1000000</text:p>
          </table:table-cell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0000000">
            <text:p>10000000</text:p>
          </table:table-cell>
          <table:table-cell office:value-type="float" office:value="197">
            <text:p>197</text:p>
          </table:table-cell>
        </table:table-row>
        <table:table-row table:style-name="ro3">
          <table:table-cell office:value-type="float" office:value="100000000">
            <text:p>100000000</text:p>
          </table:table-cell>
          <table:table-cell office:value-type="float" office:value="2216">
            <text:p>221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